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9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4.82mm"/>
    </style:style>
    <style:style style:name="co6" style:family="table-column">
      <style:table-column-properties fo:break-before="auto" style:column-width="2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1"/>
  </office:automatic-styles>
  <office:body>
    <office:spreadsheet>
      <table:calculation-settings table:automatic-find-labels="false"/>
      <table:table table:name="ColumnSelectionTestDat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Linear*2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LinearNoise_1</text:p>
          </table:table-cell>
          <table:table-cell office:value-type="string" calcext:value-type="string">
            <text:p>LinearNoise_5</text:p>
          </table:table-cell>
          <table:table-cell office:value-type="string" calcext:value-type="string">
            <text:p>LinearNoise_9</text:p>
          </table:table-cell>
          <table:table-cell office:value-type="string" calcext:value-type="string">
            <text:p>LinearQuadraticNoise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273672289447859" calcext:value-type="float">
            <text:p>0.273672</text:p>
          </table:table-cell>
          <table:table-cell table:formula="of:=[.A2]*2" office:value-type="float" office:value="0.547344578895718" calcext:value-type="float">
            <text:p>0.547345</text:p>
          </table:table-cell>
          <table:table-cell table:formula="of:=RAND()" office:value-type="float" office:value="0.501184039982036" calcext:value-type="float">
            <text:p>0.501184</text:p>
          </table:table-cell>
          <table:table-cell table:formula="of:=[.A2]+([.C2]*0.1)" office:value-type="float" office:value="0.323790693446062" calcext:value-type="float">
            <text:p>0.323791</text:p>
          </table:table-cell>
          <table:table-cell table:formula="of:=[.A2]+([.C2]*0.5)" office:value-type="float" office:value="0.524264309438877" calcext:value-type="float">
            <text:p>0.524264</text:p>
          </table:table-cell>
          <table:table-cell table:formula="of:=[.A2]+([.C2]*0.9)" office:value-type="float" office:value="0.724737925431691" calcext:value-type="float">
            <text:p>0.724738</text:p>
          </table:table-cell>
          <table:table-cell table:formula="of:=[.A2]+([.C2]*2)" office:value-type="float" office:value="1.27604036941193" calcext:value-type="float">
            <text:p>1.276040</text:p>
          </table:table-cell>
          <table:table-cell table:formula="of:=[.A2]*[.A2]" office:value-type="float" office:value="0.0748965220116327" calcext:value-type="float">
            <text:p>0.074897</text:p>
          </table:table-cell>
          <table:table-cell table:formula="of:=[.H2]*[.A2]" office:value-type="float" office:value="0.0204971026506055" calcext:value-type="float">
            <text:p>0.02049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273806315613911" calcext:value-type="float">
            <text:p>0.273806</text:p>
          </table:table-cell>
          <table:table-cell table:formula="of:=[.A3]*2" office:value-type="float" office:value="0.547612631227821" calcext:value-type="float">
            <text:p>0.547613</text:p>
          </table:table-cell>
          <table:table-cell table:formula="of:=RAND()" office:value-type="float" office:value="0.933451396180317" calcext:value-type="float">
            <text:p>0.933451</text:p>
          </table:table-cell>
          <table:table-cell table:formula="of:=[.A3]+([.C3]*0.1)" office:value-type="float" office:value="0.367151455231942" calcext:value-type="float">
            <text:p>0.367151</text:p>
          </table:table-cell>
          <table:table-cell table:formula="of:=[.A3]+([.C3]*0.5)" office:value-type="float" office:value="0.740532013704069" calcext:value-type="float">
            <text:p>0.740532</text:p>
          </table:table-cell>
          <table:table-cell table:formula="of:=[.A3]+([.C3]*0.9)" office:value-type="float" office:value="1.1139125721762" calcext:value-type="float">
            <text:p>1.113913</text:p>
          </table:table-cell>
          <table:table-cell table:formula="of:=[.A3]+([.C3]*2)" office:value-type="float" office:value="2.14070910797454" calcext:value-type="float">
            <text:p>2.140709</text:p>
          </table:table-cell>
          <table:table-cell table:formula="of:=[.A3]*[.A3]" office:value-type="float" office:value="0.0749698984700644" calcext:value-type="float">
            <text:p>0.074970</text:p>
          </table:table-cell>
          <table:table-cell table:formula="of:=[.H3]*[.A3]" office:value-type="float" office:value="0.0205272316820373" calcext:value-type="float">
            <text:p>0.02052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747229378670454" calcext:value-type="float">
            <text:p>0.747229</text:p>
          </table:table-cell>
          <table:table-cell table:formula="of:=[.A4]*2" office:value-type="float" office:value="1.49445875734091" calcext:value-type="float">
            <text:p>1.494459</text:p>
          </table:table-cell>
          <table:table-cell table:formula="of:=RAND()" office:value-type="float" office:value="0.373103240504861" calcext:value-type="float">
            <text:p>0.373103</text:p>
          </table:table-cell>
          <table:table-cell table:formula="of:=[.A4]+([.C4]*0.1)" office:value-type="float" office:value="0.78453970272094" calcext:value-type="float">
            <text:p>0.784540</text:p>
          </table:table-cell>
          <table:table-cell table:formula="of:=[.A4]+([.C4]*0.5)" office:value-type="float" office:value="0.933780998922884" calcext:value-type="float">
            <text:p>0.933781</text:p>
          </table:table-cell>
          <table:table-cell table:formula="of:=[.A4]+([.C4]*0.9)" office:value-type="float" office:value="1.08302229512483" calcext:value-type="float">
            <text:p>1.083022</text:p>
          </table:table-cell>
          <table:table-cell table:formula="of:=[.A4]+([.C4]*2)" office:value-type="float" office:value="1.49343585968018" calcext:value-type="float">
            <text:p>1.493436</text:p>
          </table:table-cell>
          <table:table-cell table:formula="of:=[.A4]*[.A4]" office:value-type="float" office:value="0.558351744348233" calcext:value-type="float">
            <text:p>0.558352</text:p>
          </table:table-cell>
          <table:table-cell table:formula="of:=[.H4]*[.A4]" office:value-type="float" office:value="0.417216827008894" calcext:value-type="float">
            <text:p>0.41721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975143431918696" calcext:value-type="float">
            <text:p>0.975143</text:p>
          </table:table-cell>
          <table:table-cell table:formula="of:=[.A5]*2" office:value-type="float" office:value="1.95028686383739" calcext:value-type="float">
            <text:p>1.950287</text:p>
          </table:table-cell>
          <table:table-cell table:formula="of:=RAND()" office:value-type="float" office:value="0.694763524690643" calcext:value-type="float">
            <text:p>0.694764</text:p>
          </table:table-cell>
          <table:table-cell table:formula="of:=[.A5]+([.C5]*0.1)" office:value-type="float" office:value="1.04461978438776" calcext:value-type="float">
            <text:p>1.044620</text:p>
          </table:table-cell>
          <table:table-cell table:formula="of:=[.A5]+([.C5]*0.5)" office:value-type="float" office:value="1.32252519426402" calcext:value-type="float">
            <text:p>1.322525</text:p>
          </table:table-cell>
          <table:table-cell table:formula="of:=[.A5]+([.C5]*0.9)" office:value-type="float" office:value="1.60043060414027" calcext:value-type="float">
            <text:p>1.600431</text:p>
          </table:table-cell>
          <table:table-cell table:formula="of:=[.A5]+([.C5]*2)" office:value-type="float" office:value="2.36467048129998" calcext:value-type="float">
            <text:p>2.364670</text:p>
          </table:table-cell>
          <table:table-cell table:formula="of:=[.A5]*[.A5]" office:value-type="float" office:value="0.950904712814172" calcext:value-type="float">
            <text:p>0.950905</text:p>
          </table:table-cell>
          <table:table-cell table:formula="of:=[.H5]*[.A5]" office:value-type="float" office:value="0.927268485081273" calcext:value-type="float">
            <text:p>0.927268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23831763654016" calcext:value-type="float">
            <text:p>0.238318</text:p>
          </table:table-cell>
          <table:table-cell table:formula="of:=[.A6]*2" office:value-type="float" office:value="0.476635273080319" calcext:value-type="float">
            <text:p>0.476635</text:p>
          </table:table-cell>
          <table:table-cell table:formula="of:=RAND()" office:value-type="float" office:value="0.130618300987408" calcext:value-type="float">
            <text:p>0.130618</text:p>
          </table:table-cell>
          <table:table-cell table:formula="of:=[.A6]+([.C6]*0.1)" office:value-type="float" office:value="0.2513794666389" calcext:value-type="float">
            <text:p>0.251379</text:p>
          </table:table-cell>
          <table:table-cell table:formula="of:=[.A6]+([.C6]*0.5)" office:value-type="float" office:value="0.303626787033863" calcext:value-type="float">
            <text:p>0.303627</text:p>
          </table:table-cell>
          <table:table-cell table:formula="of:=[.A6]+([.C6]*0.9)" office:value-type="float" office:value="0.355874107428826" calcext:value-type="float">
            <text:p>0.355874</text:p>
          </table:table-cell>
          <table:table-cell table:formula="of:=[.A6]+([.C6]*2)" office:value-type="float" office:value="0.499554238514975" calcext:value-type="float">
            <text:p>0.499554</text:p>
          </table:table-cell>
          <table:table-cell table:formula="of:=[.A6]*[.A6]" office:value-type="float" office:value="0.0567952958860876" calcext:value-type="float">
            <text:p>0.056795</text:p>
          </table:table-cell>
          <table:table-cell table:formula="of:=[.H6]*[.A6]" office:value-type="float" office:value="0.0135353206821714" calcext:value-type="float">
            <text:p>0.013535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813353214180097" calcext:value-type="float">
            <text:p>0.813353</text:p>
          </table:table-cell>
          <table:table-cell table:formula="of:=[.A7]*2" office:value-type="float" office:value="1.62670642836019" calcext:value-type="float">
            <text:p>1.626706</text:p>
          </table:table-cell>
          <table:table-cell table:formula="of:=RAND()" office:value-type="float" office:value="0.643141062930226" calcext:value-type="float">
            <text:p>0.643141</text:p>
          </table:table-cell>
          <table:table-cell table:formula="of:=[.A7]+([.C7]*0.1)" office:value-type="float" office:value="0.877667320473119" calcext:value-type="float">
            <text:p>0.877667</text:p>
          </table:table-cell>
          <table:table-cell table:formula="of:=[.A7]+([.C7]*0.5)" office:value-type="float" office:value="1.13492374564521" calcext:value-type="float">
            <text:p>1.134924</text:p>
          </table:table-cell>
          <table:table-cell table:formula="of:=[.A7]+([.C7]*0.9)" office:value-type="float" office:value="1.3921801708173" calcext:value-type="float">
            <text:p>1.392180</text:p>
          </table:table-cell>
          <table:table-cell table:formula="of:=[.A7]+([.C7]*2)" office:value-type="float" office:value="2.09963534004055" calcext:value-type="float">
            <text:p>2.099635</text:p>
          </table:table-cell>
          <table:table-cell table:formula="of:=[.A7]*[.A7]" office:value-type="float" office:value="0.661543451017095" calcext:value-type="float">
            <text:p>0.661543</text:p>
          </table:table-cell>
          <table:table-cell table:formula="of:=[.H7]*[.A7]" office:value-type="float" office:value="0.538068492204547" calcext:value-type="float">
            <text:p>0.538068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015638250624761" calcext:value-type="float">
            <text:p>0.015638</text:p>
          </table:table-cell>
          <table:table-cell table:formula="of:=[.A8]*2" office:value-type="float" office:value="0.031276501249522" calcext:value-type="float">
            <text:p>0.031277</text:p>
          </table:table-cell>
          <table:table-cell table:formula="of:=RAND()" office:value-type="float" office:value="0.393763775704429" calcext:value-type="float">
            <text:p>0.393764</text:p>
          </table:table-cell>
          <table:table-cell table:formula="of:=[.A8]+([.C8]*0.1)" office:value-type="float" office:value="0.0550146281952038" calcext:value-type="float">
            <text:p>0.055015</text:p>
          </table:table-cell>
          <table:table-cell table:formula="of:=[.A8]+([.C8]*0.5)" office:value-type="float" office:value="0.212520138476975" calcext:value-type="float">
            <text:p>0.212520</text:p>
          </table:table-cell>
          <table:table-cell table:formula="of:=[.A8]+([.C8]*0.9)" office:value-type="float" office:value="0.370025648758747" calcext:value-type="float">
            <text:p>0.370026</text:p>
          </table:table-cell>
          <table:table-cell table:formula="of:=[.A8]+([.C8]*2)" office:value-type="float" office:value="0.803165802033618" calcext:value-type="float">
            <text:p>0.803166</text:p>
          </table:table-cell>
          <table:table-cell table:formula="of:=[.A8]*[.A8]" office:value-type="float" office:value="0.000244554882602837" calcext:value-type="float">
            <text:p>0.000245</text:p>
          </table:table-cell>
          <table:table-cell table:formula="of:=[.H8]*[.A8]" office:value-type="float" office:value="0.00000382441054565217" calcext:value-type="float">
            <text:p>0.000004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22790950583294" calcext:value-type="float">
            <text:p>0.227910</text:p>
          </table:table-cell>
          <table:table-cell table:formula="of:=[.A9]*2" office:value-type="float" office:value="0.455819011665881" calcext:value-type="float">
            <text:p>0.455819</text:p>
          </table:table-cell>
          <table:table-cell table:formula="of:=RAND()" office:value-type="float" office:value="0.649737354600802" calcext:value-type="float">
            <text:p>0.649737</text:p>
          </table:table-cell>
          <table:table-cell table:formula="of:=[.A9]+([.C9]*0.1)" office:value-type="float" office:value="0.292883241293021" calcext:value-type="float">
            <text:p>0.292883</text:p>
          </table:table-cell>
          <table:table-cell table:formula="of:=[.A9]+([.C9]*0.5)" office:value-type="float" office:value="0.552778183133341" calcext:value-type="float">
            <text:p>0.552778</text:p>
          </table:table-cell>
          <table:table-cell table:formula="of:=[.A9]+([.C9]*0.9)" office:value-type="float" office:value="0.812673124973662" calcext:value-type="float">
            <text:p>0.812673</text:p>
          </table:table-cell>
          <table:table-cell table:formula="of:=[.A9]+([.C9]*2)" office:value-type="float" office:value="1.52738421503454" calcext:value-type="float">
            <text:p>1.527384</text:p>
          </table:table-cell>
          <table:table-cell table:formula="of:=[.A9]*[.A9]" office:value-type="float" office:value="0.0519427428490151" calcext:value-type="float">
            <text:p>0.051943</text:p>
          </table:table-cell>
          <table:table-cell table:formula="of:=[.H9]*[.A9]" office:value-type="float" office:value="0.0118382448543265" calcext:value-type="float">
            <text:p>0.011838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868725021602586" calcext:value-type="float">
            <text:p>0.868725</text:p>
          </table:table-cell>
          <table:table-cell table:formula="of:=[.A10]*2" office:value-type="float" office:value="1.73745004320517" calcext:value-type="float">
            <text:p>1.737450</text:p>
          </table:table-cell>
          <table:table-cell table:formula="of:=RAND()" office:value-type="float" office:value="0.0547678743023425" calcext:value-type="float">
            <text:p>0.054768</text:p>
          </table:table-cell>
          <table:table-cell table:formula="of:=[.A10]+([.C10]*0.1)" office:value-type="float" office:value="0.87420180903282" calcext:value-type="float">
            <text:p>0.874202</text:p>
          </table:table-cell>
          <table:table-cell table:formula="of:=[.A10]+([.C10]*0.5)" office:value-type="float" office:value="0.896108958753757" calcext:value-type="float">
            <text:p>0.896109</text:p>
          </table:table-cell>
          <table:table-cell table:formula="of:=[.A10]+([.C10]*0.9)" office:value-type="float" office:value="0.918016108474694" calcext:value-type="float">
            <text:p>0.918016</text:p>
          </table:table-cell>
          <table:table-cell table:formula="of:=[.A10]+([.C10]*2)" office:value-type="float" office:value="0.978260770207271" calcext:value-type="float">
            <text:p>0.978261</text:p>
          </table:table-cell>
          <table:table-cell table:formula="of:=[.A10]*[.A10]" office:value-type="float" office:value="0.754683163158413" calcext:value-type="float">
            <text:p>0.754683</text:p>
          </table:table-cell>
          <table:table-cell table:formula="of:=[.H10]*[.A10]" office:value-type="float" office:value="0.6556121472179" calcext:value-type="float">
            <text:p>0.655612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0337526227813214" calcext:value-type="float">
            <text:p>0.033753</text:p>
          </table:table-cell>
          <table:table-cell table:formula="of:=[.A11]*2" office:value-type="float" office:value="0.0675052455626428" calcext:value-type="float">
            <text:p>0.067505</text:p>
          </table:table-cell>
          <table:table-cell table:formula="of:=RAND()" office:value-type="float" office:value="0.494919736636803" calcext:value-type="float">
            <text:p>0.494920</text:p>
          </table:table-cell>
          <table:table-cell table:formula="of:=[.A11]+([.C11]*0.1)" office:value-type="float" office:value="0.0832445964450017" calcext:value-type="float">
            <text:p>0.083245</text:p>
          </table:table-cell>
          <table:table-cell table:formula="of:=[.A11]+([.C11]*0.5)" office:value-type="float" office:value="0.281212491099723" calcext:value-type="float">
            <text:p>0.281212</text:p>
          </table:table-cell>
          <table:table-cell table:formula="of:=[.A11]+([.C11]*0.9)" office:value-type="float" office:value="0.479180385754444" calcext:value-type="float">
            <text:p>0.479180</text:p>
          </table:table-cell>
          <table:table-cell table:formula="of:=[.A11]+([.C11]*2)" office:value-type="float" office:value="1.02359209605493" calcext:value-type="float">
            <text:p>1.023592</text:p>
          </table:table-cell>
          <table:table-cell table:formula="of:=[.A11]*[.A11]" office:value-type="float" office:value="0.00113923954461818" calcext:value-type="float">
            <text:p>0.001139</text:p>
          </table:table-cell>
          <table:table-cell table:formula="of:=[.H11]*[.A11]" office:value-type="float" office:value="0.0000384523226070617" calcext:value-type="float">
            <text:p>0.000038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518433648394421" calcext:value-type="float">
            <text:p>0.518434</text:p>
          </table:table-cell>
          <table:table-cell table:formula="of:=[.A12]*2" office:value-type="float" office:value="1.03686729678884" calcext:value-type="float">
            <text:p>1.036867</text:p>
          </table:table-cell>
          <table:table-cell table:formula="of:=RAND()" office:value-type="float" office:value="0.575036723399535" calcext:value-type="float">
            <text:p>0.575037</text:p>
          </table:table-cell>
          <table:table-cell table:formula="of:=[.A12]+([.C12]*0.1)" office:value-type="float" office:value="0.575937320734374" calcext:value-type="float">
            <text:p>0.575937</text:p>
          </table:table-cell>
          <table:table-cell table:formula="of:=[.A12]+([.C12]*0.5)" office:value-type="float" office:value="0.805952010094188" calcext:value-type="float">
            <text:p>0.805952</text:p>
          </table:table-cell>
          <table:table-cell table:formula="of:=[.A12]+([.C12]*0.9)" office:value-type="float" office:value="1.035966699454" calcext:value-type="float">
            <text:p>1.035967</text:p>
          </table:table-cell>
          <table:table-cell table:formula="of:=[.A12]+([.C12]*2)" office:value-type="float" office:value="1.66850709519349" calcext:value-type="float">
            <text:p>1.668507</text:p>
          </table:table-cell>
          <table:table-cell table:formula="of:=[.A12]*[.A12]" office:value-type="float" office:value="0.26877344778755" calcext:value-type="float">
            <text:p>0.268773</text:p>
          </table:table-cell>
          <table:table-cell table:formula="of:=[.H12]*[.A12]" office:value-type="float" office:value="0.139341199128047" calcext:value-type="float">
            <text:p>0.139341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561670050956309" calcext:value-type="float">
            <text:p>0.561670</text:p>
          </table:table-cell>
          <table:table-cell table:formula="of:=[.A13]*2" office:value-type="float" office:value="1.12334010191262" calcext:value-type="float">
            <text:p>1.123340</text:p>
          </table:table-cell>
          <table:table-cell table:formula="of:=RAND()" office:value-type="float" office:value="0.619740983005613" calcext:value-type="float">
            <text:p>0.619741</text:p>
          </table:table-cell>
          <table:table-cell table:formula="of:=[.A13]+([.C13]*0.1)" office:value-type="float" office:value="0.62364414925687" calcext:value-type="float">
            <text:p>0.623644</text:p>
          </table:table-cell>
          <table:table-cell table:formula="of:=[.A13]+([.C13]*0.5)" office:value-type="float" office:value="0.871540542459115" calcext:value-type="float">
            <text:p>0.871541</text:p>
          </table:table-cell>
          <table:table-cell table:formula="of:=[.A13]+([.C13]*0.9)" office:value-type="float" office:value="1.11943693566136" calcext:value-type="float">
            <text:p>1.119437</text:p>
          </table:table-cell>
          <table:table-cell table:formula="of:=[.A13]+([.C13]*2)" office:value-type="float" office:value="1.80115201696754" calcext:value-type="float">
            <text:p>1.801152</text:p>
          </table:table-cell>
          <table:table-cell table:formula="of:=[.A13]*[.A13]" office:value-type="float" office:value="0.315473246141263" calcext:value-type="float">
            <text:p>0.315473</text:p>
          </table:table-cell>
          <table:table-cell table:formula="of:=[.H13]*[.A13]" office:value-type="float" office:value="0.177191874235515" calcext:value-type="float">
            <text:p>0.177192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711567393969744" calcext:value-type="float">
            <text:p>0.711567</text:p>
          </table:table-cell>
          <table:table-cell table:formula="of:=[.A14]*2" office:value-type="float" office:value="1.42313478793949" calcext:value-type="float">
            <text:p>1.423135</text:p>
          </table:table-cell>
          <table:table-cell table:formula="of:=RAND()" office:value-type="float" office:value="0.932303168112412" calcext:value-type="float">
            <text:p>0.932303</text:p>
          </table:table-cell>
          <table:table-cell table:formula="of:=[.A14]+([.C14]*0.1)" office:value-type="float" office:value="0.804797710780986" calcext:value-type="float">
            <text:p>0.804798</text:p>
          </table:table-cell>
          <table:table-cell table:formula="of:=[.A14]+([.C14]*0.5)" office:value-type="float" office:value="1.17771897802595" calcext:value-type="float">
            <text:p>1.177719</text:p>
          </table:table-cell>
          <table:table-cell table:formula="of:=[.A14]+([.C14]*0.9)" office:value-type="float" office:value="1.55064024527092" calcext:value-type="float">
            <text:p>1.550640</text:p>
          </table:table-cell>
          <table:table-cell table:formula="of:=[.A14]+([.C14]*2)" office:value-type="float" office:value="2.57617373019457" calcext:value-type="float">
            <text:p>2.576174</text:p>
          </table:table-cell>
          <table:table-cell table:formula="of:=[.A14]*[.A14]" office:value-type="float" office:value="0.506328156160894" calcext:value-type="float">
            <text:p>0.506328</text:p>
          </table:table-cell>
          <table:table-cell table:formula="of:=[.H14]*[.A14]" office:value-type="float" office:value="0.360286606572913" calcext:value-type="float">
            <text:p>0.360287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684192384826019" calcext:value-type="float">
            <text:p>0.684192</text:p>
          </table:table-cell>
          <table:table-cell table:formula="of:=[.A15]*2" office:value-type="float" office:value="1.36838476965204" calcext:value-type="float">
            <text:p>1.368385</text:p>
          </table:table-cell>
          <table:table-cell table:formula="of:=RAND()" office:value-type="float" office:value="0.922297426732257" calcext:value-type="float">
            <text:p>0.922297</text:p>
          </table:table-cell>
          <table:table-cell table:formula="of:=[.A15]+([.C15]*0.1)" office:value-type="float" office:value="0.776422127499245" calcext:value-type="float">
            <text:p>0.776422</text:p>
          </table:table-cell>
          <table:table-cell table:formula="of:=[.A15]+([.C15]*0.5)" office:value-type="float" office:value="1.14534109819215" calcext:value-type="float">
            <text:p>1.145341</text:p>
          </table:table-cell>
          <table:table-cell table:formula="of:=[.A15]+([.C15]*0.9)" office:value-type="float" office:value="1.51426006888505" calcext:value-type="float">
            <text:p>1.514260</text:p>
          </table:table-cell>
          <table:table-cell table:formula="of:=[.A15]+([.C15]*2)" office:value-type="float" office:value="2.52878723829053" calcext:value-type="float">
            <text:p>2.528787</text:p>
          </table:table-cell>
          <table:table-cell table:formula="of:=[.A15]*[.A15]" office:value-type="float" office:value="0.468119219453916" calcext:value-type="float">
            <text:p>0.468119</text:p>
          </table:table-cell>
          <table:table-cell table:formula="of:=[.H15]*[.A15]" office:value-type="float" office:value="0.320283605141069" calcext:value-type="float">
            <text:p>0.320284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619633390102536" calcext:value-type="float">
            <text:p>0.619633</text:p>
          </table:table-cell>
          <table:table-cell table:formula="of:=[.A16]*2" office:value-type="float" office:value="1.23926678020507" calcext:value-type="float">
            <text:p>1.239267</text:p>
          </table:table-cell>
          <table:table-cell table:formula="of:=RAND()" office:value-type="float" office:value="0.160146766807884" calcext:value-type="float">
            <text:p>0.160147</text:p>
          </table:table-cell>
          <table:table-cell table:formula="of:=[.A16]+([.C16]*0.1)" office:value-type="float" office:value="0.635648066783324" calcext:value-type="float">
            <text:p>0.635648</text:p>
          </table:table-cell>
          <table:table-cell table:formula="of:=[.A16]+([.C16]*0.5)" office:value-type="float" office:value="0.699706773506478" calcext:value-type="float">
            <text:p>0.699707</text:p>
          </table:table-cell>
          <table:table-cell table:formula="of:=[.A16]+([.C16]*0.9)" office:value-type="float" office:value="0.763765480229631" calcext:value-type="float">
            <text:p>0.763765</text:p>
          </table:table-cell>
          <table:table-cell table:formula="of:=[.A16]+([.C16]*2)" office:value-type="float" office:value="0.939926923718303" calcext:value-type="float">
            <text:p>0.939927</text:p>
          </table:table-cell>
          <table:table-cell table:formula="of:=[.A16]*[.A16]" office:value-type="float" office:value="0.383945538129961" calcext:value-type="float">
            <text:p>0.383946</text:p>
          </table:table-cell>
          <table:table-cell table:formula="of:=[.H16]*[.A16]" office:value-type="float" office:value="0.23790547540621" calcext:value-type="float">
            <text:p>0.237905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177687233081087" calcext:value-type="float">
            <text:p>0.177687</text:p>
          </table:table-cell>
          <table:table-cell table:formula="of:=[.A17]*2" office:value-type="float" office:value="0.355374466162175" calcext:value-type="float">
            <text:p>0.355374</text:p>
          </table:table-cell>
          <table:table-cell table:formula="of:=RAND()" office:value-type="float" office:value="0.425603461451829" calcext:value-type="float">
            <text:p>0.425603</text:p>
          </table:table-cell>
          <table:table-cell table:formula="of:=[.A17]+([.C17]*0.1)" office:value-type="float" office:value="0.22024757922627" calcext:value-type="float">
            <text:p>0.220248</text:p>
          </table:table-cell>
          <table:table-cell table:formula="of:=[.A17]+([.C17]*0.5)" office:value-type="float" office:value="0.390488963807002" calcext:value-type="float">
            <text:p>0.390489</text:p>
          </table:table-cell>
          <table:table-cell table:formula="of:=[.A17]+([.C17]*0.9)" office:value-type="float" office:value="0.560730348387733" calcext:value-type="float">
            <text:p>0.560730</text:p>
          </table:table-cell>
          <table:table-cell table:formula="of:=[.A17]+([.C17]*2)" office:value-type="float" office:value="1.02889415598474" calcext:value-type="float">
            <text:p>1.028894</text:p>
          </table:table-cell>
          <table:table-cell table:formula="of:=[.A17]*[.A17]" office:value-type="float" office:value="0.0315727528000127" calcext:value-type="float">
            <text:p>0.031573</text:p>
          </table:table-cell>
          <table:table-cell table:formula="of:=[.H17]*[.A17]" office:value-type="float" office:value="0.00561007508578741" calcext:value-type="float">
            <text:p>0.005610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665907817427069" calcext:value-type="float">
            <text:p>0.665908</text:p>
          </table:table-cell>
          <table:table-cell table:formula="of:=[.A18]*2" office:value-type="float" office:value="1.33181563485414" calcext:value-type="float">
            <text:p>1.331816</text:p>
          </table:table-cell>
          <table:table-cell table:formula="of:=RAND()" office:value-type="float" office:value="0.756312729325146" calcext:value-type="float">
            <text:p>0.756313</text:p>
          </table:table-cell>
          <table:table-cell table:formula="of:=[.A18]+([.C18]*0.1)" office:value-type="float" office:value="0.741539090359584" calcext:value-type="float">
            <text:p>0.741539</text:p>
          </table:table-cell>
          <table:table-cell table:formula="of:=[.A18]+([.C18]*0.5)" office:value-type="float" office:value="1.04406418208964" calcext:value-type="float">
            <text:p>1.044064</text:p>
          </table:table-cell>
          <table:table-cell table:formula="of:=[.A18]+([.C18]*0.9)" office:value-type="float" office:value="1.3465892738197" calcext:value-type="float">
            <text:p>1.346589</text:p>
          </table:table-cell>
          <table:table-cell table:formula="of:=[.A18]+([.C18]*2)" office:value-type="float" office:value="2.17853327607736" calcext:value-type="float">
            <text:p>2.178533</text:p>
          </table:table-cell>
          <table:table-cell table:formula="of:=[.A18]*[.A18]" office:value-type="float" office:value="0.443433221310483" calcext:value-type="float">
            <text:p>0.443433</text:p>
          </table:table-cell>
          <table:table-cell table:formula="of:=[.H18]*[.A18]" office:value-type="float" office:value="0.295285648577518" calcext:value-type="float">
            <text:p>0.295286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0940841743722558" calcext:value-type="float">
            <text:p>0.094084</text:p>
          </table:table-cell>
          <table:table-cell table:formula="of:=[.A19]*2" office:value-type="float" office:value="0.188168348744512" calcext:value-type="float">
            <text:p>0.188168</text:p>
          </table:table-cell>
          <table:table-cell table:formula="of:=RAND()" office:value-type="float" office:value="0.679977863561362" calcext:value-type="float">
            <text:p>0.679978</text:p>
          </table:table-cell>
          <table:table-cell table:formula="of:=[.A19]+([.C19]*0.1)" office:value-type="float" office:value="0.162081960728392" calcext:value-type="float">
            <text:p>0.162082</text:p>
          </table:table-cell>
          <table:table-cell table:formula="of:=[.A19]+([.C19]*0.5)" office:value-type="float" office:value="0.434073106152937" calcext:value-type="float">
            <text:p>0.434073</text:p>
          </table:table-cell>
          <table:table-cell table:formula="of:=[.A19]+([.C19]*0.9)" office:value-type="float" office:value="0.706064251577482" calcext:value-type="float">
            <text:p>0.706064</text:p>
          </table:table-cell>
          <table:table-cell table:formula="of:=[.A19]+([.C19]*2)" office:value-type="float" office:value="1.45403990149498" calcext:value-type="float">
            <text:p>1.454040</text:p>
          </table:table-cell>
          <table:table-cell table:formula="of:=[.A19]*[.A19]" office:value-type="float" office:value="0.00885183186730903" calcext:value-type="float">
            <text:p>0.008852</text:p>
          </table:table-cell>
          <table:table-cell table:formula="of:=[.H19]*[.A19]" office:value-type="float" office:value="0.000832817292917794" calcext:value-type="float">
            <text:p>0.000833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535196340410039" calcext:value-type="float">
            <text:p>0.535196</text:p>
          </table:table-cell>
          <table:table-cell table:formula="of:=[.A20]*2" office:value-type="float" office:value="1.07039268082008" calcext:value-type="float">
            <text:p>1.070393</text:p>
          </table:table-cell>
          <table:table-cell table:formula="of:=RAND()" office:value-type="float" office:value="0.382056890055537" calcext:value-type="float">
            <text:p>0.382057</text:p>
          </table:table-cell>
          <table:table-cell table:formula="of:=[.A20]+([.C20]*0.1)" office:value-type="float" office:value="0.573402029415593" calcext:value-type="float">
            <text:p>0.573402</text:p>
          </table:table-cell>
          <table:table-cell table:formula="of:=[.A20]+([.C20]*0.5)" office:value-type="float" office:value="0.726224785437807" calcext:value-type="float">
            <text:p>0.726225</text:p>
          </table:table-cell>
          <table:table-cell table:formula="of:=[.A20]+([.C20]*0.9)" office:value-type="float" office:value="0.879047541460022" calcext:value-type="float">
            <text:p>0.879048</text:p>
          </table:table-cell>
          <table:table-cell table:formula="of:=[.A20]+([.C20]*2)" office:value-type="float" office:value="1.29931012052111" calcext:value-type="float">
            <text:p>1.299310</text:p>
          </table:table-cell>
          <table:table-cell table:formula="of:=[.A20]*[.A20]" office:value-type="float" office:value="0.286435122788298" calcext:value-type="float">
            <text:p>0.286435</text:p>
          </table:table-cell>
          <table:table-cell table:formula="of:=[.H20]*[.A20]" office:value-type="float" office:value="0.153299029481197" calcext:value-type="float">
            <text:p>0.153299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922599066281691" calcext:value-type="float">
            <text:p>0.922599</text:p>
          </table:table-cell>
          <table:table-cell table:formula="of:=[.A21]*2" office:value-type="float" office:value="1.84519813256338" calcext:value-type="float">
            <text:p>1.845198</text:p>
          </table:table-cell>
          <table:table-cell table:formula="of:=RAND()" office:value-type="float" office:value="0.315721391933039" calcext:value-type="float">
            <text:p>0.315721</text:p>
          </table:table-cell>
          <table:table-cell table:formula="of:=[.A21]+([.C21]*0.1)" office:value-type="float" office:value="0.954171205474995" calcext:value-type="float">
            <text:p>0.954171</text:p>
          </table:table-cell>
          <table:table-cell table:formula="of:=[.A21]+([.C21]*0.5)" office:value-type="float" office:value="1.08045976224821" calcext:value-type="float">
            <text:p>1.080460</text:p>
          </table:table-cell>
          <table:table-cell table:formula="of:=[.A21]+([.C21]*0.9)" office:value-type="float" office:value="1.20674831902143" calcext:value-type="float">
            <text:p>1.206748</text:p>
          </table:table-cell>
          <table:table-cell table:formula="of:=[.A21]+([.C21]*2)" office:value-type="float" office:value="1.55404185014777" calcext:value-type="float">
            <text:p>1.554042</text:p>
          </table:table-cell>
          <table:table-cell table:formula="of:=[.A21]*[.A21]" office:value-type="float" office:value="0.851189037103848" calcext:value-type="float">
            <text:p>0.851189</text:p>
          </table:table-cell>
          <table:table-cell table:formula="of:=[.H21]*[.A21]" office:value-type="float" office:value="0.785306210861222" calcext:value-type="float">
            <text:p>0.785306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0799406575970352" calcext:value-type="float">
            <text:p>0.079941</text:p>
          </table:table-cell>
          <table:table-cell table:formula="of:=[.A22]*2" office:value-type="float" office:value="0.15988131519407" calcext:value-type="float">
            <text:p>0.159881</text:p>
          </table:table-cell>
          <table:table-cell table:formula="of:=RAND()" office:value-type="float" office:value="0.914837464923039" calcext:value-type="float">
            <text:p>0.914837</text:p>
          </table:table-cell>
          <table:table-cell table:formula="of:=[.A22]+([.C22]*0.1)" office:value-type="float" office:value="0.171424404089339" calcext:value-type="float">
            <text:p>0.171424</text:p>
          </table:table-cell>
          <table:table-cell table:formula="of:=[.A22]+([.C22]*0.5)" office:value-type="float" office:value="0.537359390058555" calcext:value-type="float">
            <text:p>0.537359</text:p>
          </table:table-cell>
          <table:table-cell table:formula="of:=[.A22]+([.C22]*0.9)" office:value-type="float" office:value="0.90329437602777" calcext:value-type="float">
            <text:p>0.903294</text:p>
          </table:table-cell>
          <table:table-cell table:formula="of:=[.A22]+([.C22]*2)" office:value-type="float" office:value="1.90961558744311" calcext:value-type="float">
            <text:p>1.909616</text:p>
          </table:table-cell>
          <table:table-cell table:formula="of:=[.A22]*[.A22]" office:value-type="float" office:value="0.00639050873704642" calcext:value-type="float">
            <text:p>0.006391</text:p>
          </table:table-cell>
          <table:table-cell table:formula="of:=[.H22]*[.A22]" office:value-type="float" office:value="0.000510861470819089" calcext:value-type="float">
            <text:p>0.000511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450264380779117" calcext:value-type="float">
            <text:p>0.450264</text:p>
          </table:table-cell>
          <table:table-cell table:formula="of:=[.A23]*2" office:value-type="float" office:value="0.900528761558235" calcext:value-type="float">
            <text:p>0.900529</text:p>
          </table:table-cell>
          <table:table-cell table:formula="of:=RAND()" office:value-type="float" office:value="0.594945651246235" calcext:value-type="float">
            <text:p>0.594946</text:p>
          </table:table-cell>
          <table:table-cell table:formula="of:=[.A23]+([.C23]*0.1)" office:value-type="float" office:value="0.509758945903741" calcext:value-type="float">
            <text:p>0.509759</text:p>
          </table:table-cell>
          <table:table-cell table:formula="of:=[.A23]+([.C23]*0.5)" office:value-type="float" office:value="0.747737206402235" calcext:value-type="float">
            <text:p>0.747737</text:p>
          </table:table-cell>
          <table:table-cell table:formula="of:=[.A23]+([.C23]*0.9)" office:value-type="float" office:value="0.985715466900729" calcext:value-type="float">
            <text:p>0.985715</text:p>
          </table:table-cell>
          <table:table-cell table:formula="of:=[.A23]+([.C23]*2)" office:value-type="float" office:value="1.64015568327159" calcext:value-type="float">
            <text:p>1.640156</text:p>
          </table:table-cell>
          <table:table-cell table:formula="of:=[.A23]*[.A23]" office:value-type="float" office:value="0.202738012598402" calcext:value-type="float">
            <text:p>0.202738</text:p>
          </table:table-cell>
          <table:table-cell table:formula="of:=[.H23]*[.A23]" office:value-type="float" office:value="0.0912857057030084" calcext:value-type="float">
            <text:p>0.091286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672117431648076" calcext:value-type="float">
            <text:p>0.672117</text:p>
          </table:table-cell>
          <table:table-cell table:formula="of:=[.A24]*2" office:value-type="float" office:value="1.34423486329615" calcext:value-type="float">
            <text:p>1.344235</text:p>
          </table:table-cell>
          <table:table-cell table:formula="of:=RAND()" office:value-type="float" office:value="0.897160234861076" calcext:value-type="float">
            <text:p>0.897160</text:p>
          </table:table-cell>
          <table:table-cell table:formula="of:=[.A24]+([.C24]*0.1)" office:value-type="float" office:value="0.761833455134183" calcext:value-type="float">
            <text:p>0.761833</text:p>
          </table:table-cell>
          <table:table-cell table:formula="of:=[.A24]+([.C24]*0.5)" office:value-type="float" office:value="1.12069754907861" calcext:value-type="float">
            <text:p>1.120698</text:p>
          </table:table-cell>
          <table:table-cell table:formula="of:=[.A24]+([.C24]*0.9)" office:value-type="float" office:value="1.47956164302304" calcext:value-type="float">
            <text:p>1.479562</text:p>
          </table:table-cell>
          <table:table-cell table:formula="of:=[.A24]+([.C24]*2)" office:value-type="float" office:value="2.46643790137023" calcext:value-type="float">
            <text:p>2.466438</text:p>
          </table:table-cell>
          <table:table-cell table:formula="of:=[.A24]*[.A24]" office:value-type="float" office:value="0.451741841925206" calcext:value-type="float">
            <text:p>0.451742</text:p>
          </table:table-cell>
          <table:table-cell table:formula="of:=[.H24]*[.A24]" office:value-type="float" office:value="0.30362356656274" calcext:value-type="float">
            <text:p>0.303624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155309923924506" calcext:value-type="float">
            <text:p>0.155310</text:p>
          </table:table-cell>
          <table:table-cell table:formula="of:=[.A25]*2" office:value-type="float" office:value="0.310619847849011" calcext:value-type="float">
            <text:p>0.310620</text:p>
          </table:table-cell>
          <table:table-cell table:formula="of:=RAND()" office:value-type="float" office:value="0.306816895725206" calcext:value-type="float">
            <text:p>0.306817</text:p>
          </table:table-cell>
          <table:table-cell table:formula="of:=[.A25]+([.C25]*0.1)" office:value-type="float" office:value="0.185991613497026" calcext:value-type="float">
            <text:p>0.185992</text:p>
          </table:table-cell>
          <table:table-cell table:formula="of:=[.A25]+([.C25]*0.5)" office:value-type="float" office:value="0.308718371787108" calcext:value-type="float">
            <text:p>0.308718</text:p>
          </table:table-cell>
          <table:table-cell table:formula="of:=[.A25]+([.C25]*0.9)" office:value-type="float" office:value="0.431445130077191" calcext:value-type="float">
            <text:p>0.431445</text:p>
          </table:table-cell>
          <table:table-cell table:formula="of:=[.A25]+([.C25]*2)" office:value-type="float" office:value="0.768943715374917" calcext:value-type="float">
            <text:p>0.768944</text:p>
          </table:table-cell>
          <table:table-cell table:formula="of:=[.A25]*[.A25]" office:value-type="float" office:value="0.0241211724694358" calcext:value-type="float">
            <text:p>0.024121</text:p>
          </table:table-cell>
          <table:table-cell table:formula="of:=[.H25]*[.A25]" office:value-type="float" office:value="0.00374625746119795" calcext:value-type="float">
            <text:p>0.003746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442587424768135" calcext:value-type="float">
            <text:p>0.442587</text:p>
          </table:table-cell>
          <table:table-cell table:formula="of:=[.A26]*2" office:value-type="float" office:value="0.88517484953627" calcext:value-type="float">
            <text:p>0.885175</text:p>
          </table:table-cell>
          <table:table-cell table:formula="of:=RAND()" office:value-type="float" office:value="0.127679819241166" calcext:value-type="float">
            <text:p>0.127680</text:p>
          </table:table-cell>
          <table:table-cell table:formula="of:=[.A26]+([.C26]*0.1)" office:value-type="float" office:value="0.455355406692252" calcext:value-type="float">
            <text:p>0.455355</text:p>
          </table:table-cell>
          <table:table-cell table:formula="of:=[.A26]+([.C26]*0.5)" office:value-type="float" office:value="0.506427334388718" calcext:value-type="float">
            <text:p>0.506427</text:p>
          </table:table-cell>
          <table:table-cell table:formula="of:=[.A26]+([.C26]*0.9)" office:value-type="float" office:value="0.557499262085184" calcext:value-type="float">
            <text:p>0.557499</text:p>
          </table:table-cell>
          <table:table-cell table:formula="of:=[.A26]+([.C26]*2)" office:value-type="float" office:value="0.697947063250467" calcext:value-type="float">
            <text:p>0.697947</text:p>
          </table:table-cell>
          <table:table-cell table:formula="of:=[.A26]*[.A26]" office:value-type="float" office:value="0.19588362856289" calcext:value-type="float">
            <text:p>0.195884</text:p>
          </table:table-cell>
          <table:table-cell table:formula="of:=[.H26]*[.A26]" office:value-type="float" office:value="0.0866956307198872" calcext:value-type="float">
            <text:p>0.086696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302310009952635" calcext:value-type="float">
            <text:p>0.302310</text:p>
          </table:table-cell>
          <table:table-cell table:formula="of:=[.A27]*2" office:value-type="float" office:value="0.604620019905269" calcext:value-type="float">
            <text:p>0.604620</text:p>
          </table:table-cell>
          <table:table-cell table:formula="of:=RAND()" office:value-type="float" office:value="0.73384460574016" calcext:value-type="float">
            <text:p>0.733845</text:p>
          </table:table-cell>
          <table:table-cell table:formula="of:=[.A27]+([.C27]*0.1)" office:value-type="float" office:value="0.375694470526651" calcext:value-type="float">
            <text:p>0.375694</text:p>
          </table:table-cell>
          <table:table-cell table:formula="of:=[.A27]+([.C27]*0.5)" office:value-type="float" office:value="0.669232312822714" calcext:value-type="float">
            <text:p>0.669232</text:p>
          </table:table-cell>
          <table:table-cell table:formula="of:=[.A27]+([.C27]*0.9)" office:value-type="float" office:value="0.962770155118778" calcext:value-type="float">
            <text:p>0.962770</text:p>
          </table:table-cell>
          <table:table-cell table:formula="of:=[.A27]+([.C27]*2)" office:value-type="float" office:value="1.76999922143295" calcext:value-type="float">
            <text:p>1.769999</text:p>
          </table:table-cell>
          <table:table-cell table:formula="of:=[.A27]*[.A27]" office:value-type="float" office:value="0.091391342117562" calcext:value-type="float">
            <text:p>0.091391</text:p>
          </table:table-cell>
          <table:table-cell table:formula="of:=[.H27]*[.A27]" office:value-type="float" office:value="0.0276285175451448" calcext:value-type="float">
            <text:p>0.027629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357935746898875" calcext:value-type="float">
            <text:p>0.357936</text:p>
          </table:table-cell>
          <table:table-cell table:formula="of:=[.A28]*2" office:value-type="float" office:value="0.715871493797749" calcext:value-type="float">
            <text:p>0.715871</text:p>
          </table:table-cell>
          <table:table-cell table:formula="of:=RAND()" office:value-type="float" office:value="0.220394978299737" calcext:value-type="float">
            <text:p>0.220395</text:p>
          </table:table-cell>
          <table:table-cell table:formula="of:=[.A28]+([.C28]*0.1)" office:value-type="float" office:value="0.379975244728848" calcext:value-type="float">
            <text:p>0.379975</text:p>
          </table:table-cell>
          <table:table-cell table:formula="of:=[.A28]+([.C28]*0.5)" office:value-type="float" office:value="0.468133236048743" calcext:value-type="float">
            <text:p>0.468133</text:p>
          </table:table-cell>
          <table:table-cell table:formula="of:=[.A28]+([.C28]*0.9)" office:value-type="float" office:value="0.556291227368638" calcext:value-type="float">
            <text:p>0.556291</text:p>
          </table:table-cell>
          <table:table-cell table:formula="of:=[.A28]+([.C28]*2)" office:value-type="float" office:value="0.798725703498349" calcext:value-type="float">
            <text:p>0.798726</text:p>
          </table:table-cell>
          <table:table-cell table:formula="of:=[.A28]*[.A28]" office:value-type="float" office:value="0.128117998908055" calcext:value-type="float">
            <text:p>0.128118</text:p>
          </table:table-cell>
          <table:table-cell table:formula="of:=[.H28]*[.A28]" office:value-type="float" office:value="0.045858011630344" calcext:value-type="float">
            <text:p>0.045858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611271930160001" calcext:value-type="float">
            <text:p>0.611272</text:p>
          </table:table-cell>
          <table:table-cell table:formula="of:=[.A29]*2" office:value-type="float" office:value="1.22254386032" calcext:value-type="float">
            <text:p>1.222544</text:p>
          </table:table-cell>
          <table:table-cell table:formula="of:=RAND()" office:value-type="float" office:value="0.832204673672095" calcext:value-type="float">
            <text:p>0.832205</text:p>
          </table:table-cell>
          <table:table-cell table:formula="of:=[.A29]+([.C29]*0.1)" office:value-type="float" office:value="0.69449239752721" calcext:value-type="float">
            <text:p>0.694492</text:p>
          </table:table-cell>
          <table:table-cell table:formula="of:=[.A29]+([.C29]*0.5)" office:value-type="float" office:value="1.02737426699605" calcext:value-type="float">
            <text:p>1.027374</text:p>
          </table:table-cell>
          <table:table-cell table:formula="of:=[.A29]+([.C29]*0.9)" office:value-type="float" office:value="1.36025613646489" calcext:value-type="float">
            <text:p>1.360256</text:p>
          </table:table-cell>
          <table:table-cell table:formula="of:=[.A29]+([.C29]*2)" office:value-type="float" office:value="2.27568127750419" calcext:value-type="float">
            <text:p>2.275681</text:p>
          </table:table-cell>
          <table:table-cell table:formula="of:=[.A29]*[.A29]" office:value-type="float" office:value="0.373653372601533" calcext:value-type="float">
            <text:p>0.373653</text:p>
          </table:table-cell>
          <table:table-cell table:formula="of:=[.H29]*[.A29]" office:value-type="float" office:value="0.228403818280933" calcext:value-type="float">
            <text:p>0.228404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748662607278675" calcext:value-type="float">
            <text:p>0.748663</text:p>
          </table:table-cell>
          <table:table-cell table:formula="of:=[.A30]*2" office:value-type="float" office:value="1.49732521455735" calcext:value-type="float">
            <text:p>1.497325</text:p>
          </table:table-cell>
          <table:table-cell table:formula="of:=RAND()" office:value-type="float" office:value="0.534785694908351" calcext:value-type="float">
            <text:p>0.534786</text:p>
          </table:table-cell>
          <table:table-cell table:formula="of:=[.A30]+([.C30]*0.1)" office:value-type="float" office:value="0.80214117676951" calcext:value-type="float">
            <text:p>0.802141</text:p>
          </table:table-cell>
          <table:table-cell table:formula="of:=[.A30]+([.C30]*0.5)" office:value-type="float" office:value="1.01605545473285" calcext:value-type="float">
            <text:p>1.016055</text:p>
          </table:table-cell>
          <table:table-cell table:formula="of:=[.A30]+([.C30]*0.9)" office:value-type="float" office:value="1.22996973269619" calcext:value-type="float">
            <text:p>1.229970</text:p>
          </table:table-cell>
          <table:table-cell table:formula="of:=[.A30]+([.C30]*2)" office:value-type="float" office:value="1.81823399709538" calcext:value-type="float">
            <text:p>1.818234</text:p>
          </table:table-cell>
          <table:table-cell table:formula="of:=[.A30]*[.A30]" office:value-type="float" office:value="0.560495699537303" calcext:value-type="float">
            <text:p>0.560496</text:p>
          </table:table-cell>
          <table:table-cell table:formula="of:=[.H30]*[.A30]" office:value-type="float" office:value="0.419622171784082" calcext:value-type="float">
            <text:p>0.419622</text:p>
          </table:table-cell>
          <table:table-cell table:number-columns-repeated="1015"/>
        </table:table-row>
        <table:table-row table:style-name="ro1">
          <table:table-cell table:formula="of:=RAND()" office:value-type="float" office:value="0.068075648508966" calcext:value-type="float">
            <text:p>0.068076</text:p>
          </table:table-cell>
          <table:table-cell table:formula="of:=[.A31]*2" office:value-type="float" office:value="0.136151297017932" calcext:value-type="float">
            <text:p>0.136151</text:p>
          </table:table-cell>
          <table:table-cell table:formula="of:=RAND()" office:value-type="float" office:value="0.70266961818561" calcext:value-type="float">
            <text:p>0.702670</text:p>
          </table:table-cell>
          <table:table-cell table:formula="of:=[.A31]+([.C31]*0.1)" office:value-type="float" office:value="0.138342610327527" calcext:value-type="float">
            <text:p>0.138343</text:p>
          </table:table-cell>
          <table:table-cell table:formula="of:=[.A31]+([.C31]*0.5)" office:value-type="float" office:value="0.419410457601771" calcext:value-type="float">
            <text:p>0.419410</text:p>
          </table:table-cell>
          <table:table-cell table:formula="of:=[.A31]+([.C31]*0.9)" office:value-type="float" office:value="0.700478304876015" calcext:value-type="float">
            <text:p>0.700478</text:p>
          </table:table-cell>
          <table:table-cell table:formula="of:=[.A31]+([.C31]*2)" office:value-type="float" office:value="1.47341488488019" calcext:value-type="float">
            <text:p>1.473415</text:p>
          </table:table-cell>
          <table:table-cell table:formula="of:=[.A31]*[.A31]" office:value-type="float" office:value="0.00463429391991628" calcext:value-type="float">
            <text:p>0.004634</text:p>
          </table:table-cell>
          <table:table-cell table:formula="of:=[.H31]*[.A31]" office:value-type="float" office:value="0.000315482563979459" calcext:value-type="float">
            <text:p>0.00031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3" number:grouping="true"/>
    </number:number-style>
    <number:number-style style:name="N10121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.00.0000</text:date>, <text:time style:data-style-name="N2" text:time-value="09:08:47.5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10-10T09:14:00.889000000</dc:date>
    <meta:editing-duration>PT20M37S</meta:editing-duration>
    <meta:editing-cycles>4</meta:editing-cycles>
    <meta:document-statistic meta:table-count="1" meta:cell-count="279" meta:object-count="0"/>
  </office:meta>
</office:document-meta>
</file>